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8446*"/>
    </style:style>
    <style:style style:name="Таблица1.B" style:family="table-column">
      <style:table-column-properties style:column-width="0.265cm" style:rel-column-width="150*"/>
    </style:style>
    <style:style style:name="Таблица1.C" style:family="table-column">
      <style:table-column-properties style:column-width="5.027cm" style:rel-column-width="285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8cm" table:align="margins"/>
    </style:style>
    <style:style style:name="Таблица2.A" style:family="table-column">
      <style:table-column-properties style:column-width="2.138cm" style:rel-column-width="1212*"/>
    </style:style>
    <style:style style:name="Таблица2.B" style:family="table-column">
      <style:table-column-properties style:column-width="12.76cm" style:rel-column-width="7234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4" style:family="table">
      <style:table-properties style:width="14.898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2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8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71cm" style:rel-column-width="56622*"/>
    </style:style>
    <style:style style:name="Таблица5.A1" style:family="table-cell">
      <style:table-cell-properties fo:padding="0.097cm" fo:border="none"/>
    </style:style>
    <style:style style:name="Таблица3" style:family="table">
      <style:table-properties style:width="5.027cm" table:align="margins"/>
    </style:style>
    <style:style style:name="Таблица3.A" style:family="table-column">
      <style:table-column-properties style:column-width="1.448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Verdana" fo:font-size="8pt" style:font-size-asian="8pt" style:font-size-complex="8pt"/>
    </style:style>
    <style:style style:name="P8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9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0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1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12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13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14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P15" style:family="paragraph" style:parent-style-name="Table_20_Contents">
      <style:text-properties style:font-name="Verdana" fo:font-size="6pt" style:font-size-asian="6pt" style:font-size-complex="6pt"/>
    </style:style>
    <style:style style:name="P16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17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18" style:family="paragraph" style:parent-style-name="Table_20_Contents">
      <style:text-properties style:font-name="Verdana" fo:font-size="4pt" style:font-size-asian="4pt" style:font-size-complex="4pt"/>
    </style:style>
    <style:style style:name="P19" style:family="paragraph" style:parent-style-name="Table_20_Contents">
      <style:text-properties style:font-name="Courier New" fo:font-size="8pt" style:font-size-asian="8pt" style:font-size-complex="8pt"/>
    </style:style>
    <style:style style:name="P20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СПЕЦИАЛИЗАЦИЯ</text:p>
            <text:list xml:id="list625844325428816828" text:style-name="L1">
              <text:list-item>
                <text:p text:style-name="P8">Контроль качества - Quality Control</text:p>
              </text:list-item>
              <text:list-item>
                <text:p text:style-name="P8">Ручное тестирование - Manual Testing</text:p>
              </text:list-item>
              <text:list-item>
                <text:p text:style-name="P8">Нагрузочное тестирование - Load Testing</text:p>
              </text:list-item>
              <text:list-item>
                <text:p text:style-name="P8">Автоматизированное тестирование - Automation Testing</text:p>
              </text:list-item>
            </text:list>
            <text:p text:style-name="P15"/>
            <text:p text:style-name="P6">ОПЫТ РАБОТ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float" office:value="2019">
                  <text:p text:style-name="P19">2019</text:p>
                </table:table-cell>
                <table:table-cell table:style-name="Таблица2.B1" office:value-type="string">
                  <text:p text:style-name="P1">Zionec, Automation / Manual QA Engineer.</text:p>
                </table:table-cell>
              </table:table-row>
              <table:table-row>
                <table:table-cell table:style-name="Таблица2.A1">
                  <text:p text:style-name="P1"/>
                </table:table-cell>
                <table:table-cell table:style-name="Таблица2.B1" office:value-type="string">
                  <text:list xml:id="list1116700059883607813" text:style-name="L2">
                    <text:list-item>
                      <text:p text:style-name="P9">Ручное тестирование Web сайтов разработанных на Bitrix</text:p>
                    </text:list-item>
                    <text:list-item>
                      <text:p text:style-name="P9">Тестирование вёрстки с помощью Perfect Pixel (Figma)</text:p>
                    </text:list-item>
                    <text:list-item>
                      <text:p text:style-name="P9">Поиск и запись багов в баг-трекере: Redmine, CRM Битрикс 24</text:p>
                    </text:list-item>
                    <text:list-item>
                      <text:p text:style-name="P9">Ведение документации: чек-листы, тест-кейсы</text:p>
                    </text:list-item>
                    <text:list-item>
                      <text:p text:style-name="P9">Контроль выполнения всех пунктов технического задания</text:p>
                    </text:list-item>
                    <text:list-item>
                      <text:p text:style-name="P9">Контроль исправления найденных ошибок</text:p>
                    </text:list-item>
                    <text:list-item>
                      <text:p text:style-name="P9">Тестирование API с помощью Postman</text:p>
                    </text:list-item>
                    <text:list-item>
                      <text:p text:style-name="P9">Выполнение валидации сайта W3C</text:p>
                    </text:list-item>
                    <text:list-item>
                      <text:p text:style-name="P9">Отладка с помощью Remote Debugging on Android with Chrome</text:p>
                    </text:list-item>
                    <text:list-item>
                      <text:p text:style-name="P9">Выполнение нагрузочного тестирования JMeter</text:p>
                    </text:list-item>
                    <text:list-item>
                      <text:p text:style-name="P9">Разработка автотестов Selenium для тестирования сайтов</text:p>
                    </text:list-item>
                    <text:list-item>
                      <text:p text:style-name="P9">При разработке автотестов использовался фреймворк Codeception</text:p>
                    </text:list-item>
                    <text:list-item>
                      <text:p text:style-name="P9">Настройка Jenkins для непрерывной работы автотестов</text:p>
                    </text:list-item>
                    <text:list-item>
                      <text:p text:style-name="P9">Создание и поддержка инструмента автоматизации тестирования</text:p>
                    </text:list-item>
                    <text:list-item>
                      <text:p text:style-name="P9">Разработка утилит под Windows для задач тестирования</text:p>
                    </text:list-item>
                    <text:list-item>
                      <text:p text:style-name="P9">Сохранение правок в репозиторий GitLab</text:p>
                    </text:list-item>
                  </text:list>
                </table:table-cell>
              </table:table-row>
              <table:table-row>
                <table:table-cell table:style-name="Таблица2.B1" office:value-type="string">
                  <text:p text:style-name="P19">2013 - 2019</text:p>
                </table:table-cell>
                <table:table-cell table:style-name="Таблица2.B1" office:value-type="string">
                  <text:p text:style-name="P1">iLogos, Nika Entertainment, Manual QA (Team Lead QA)</text:p>
                </table:table-cell>
              </table:table-row>
              <table:table-row>
                <table:table-cell table:style-name="Таблица2.B1" office:value-type="string">
                  <text:p text:style-name="P1"/>
                </table:table-cell>
                <table:table-cell table:style-name="Таблица2.B1" office:value-type="string">
                  <text:list xml:id="list3250883480128736312" text:style-name="L3">
                    <text:list-item>
                      <text:p text:style-name="P10">Ручное тестирование мобильных и браузерных игр</text:p>
                    </text:list-item>
                    <text:list-item>
                      <text:p text:style-name="P10">Тестирование на устройствах Android, iOS</text:p>
                    </text:list-item>
                    <text:list-item>
                      <text:p text:style-name="P10">Работа по принципам Agile (Scrum)</text:p>
                    </text:list-item>
                    <text:list-item>
                      <text:p text:style-name="P10">Поиск и запись багов в баг-трекере: Redmine, Jira</text:p>
                    </text:list-item>
                    <text:list-item>
                      <text:p text:style-name="P10">Создание чек-листов и тест-кейсов</text:p>
                    </text:list-item>
                    <text:list-item>
                      <text:p text:style-name="P10">Ведение документации по проекту в Confluence (Jira)</text:p>
                    </text:list-item>
                    <text:list-item>
                      <text:p text:style-name="P10">Отчетность тестирования в системе Jira (Zephyr)</text:p>
                    </text:list-item>
                    <text:list-item>
                      <text:p text:style-name="P10">Контроль качества проекта от начала и до полного завершения</text:p>
                    </text:list-item>
                    <text:list-item>
                      <text:p text:style-name="P10">Планирование задач тестирования на Sprint</text:p>
                    </text:list-item>
                    <text:list-item>
                      <text:p text:style-name="P10">Распределение задач между тестировщиками в рамках проекта</text:p>
                    </text:list-item>
                    <text:list-item>
                      <text:p text:style-name="P10">Отчетности по багам после каждого Sprint</text:p>
                    </text:list-item>
                    <text:list-item>
                      <text:p text:style-name="P10">Создание интегрированных автотестов Unity3D Test Runner</text:p>
                    </text:list-item>
                    <text:list-item>
                      <text:p text:style-name="P10">Тестирование баз данных используя SQL запросы</text:p>
                    </text:list-item>
                  </text:list>
                </table:table-cell>
              </table:table-row>
            </table:table>
            <text:p text:style-name="P15"/>
            <text:p text:style-name="P6">ПОРТФОЛИО</text:p>
            <text:p text:style-name="P5"/>
            <text:p text:style-name="P1">Ручное тестирование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9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9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Автоматизированное тестирование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9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9">Web</text:p>
                </table:table-cell>
                <table:table-cell table:style-name="Таблица5.A1" office:value-type="string">
                  <text:p text:style-name="P1">Автотесты для веб сайтов: МГТС, ОРТЕКА, МагазСтраз, Zionec</text:p>
                </table:table-cell>
              </table:table-row>
            </table:table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11 лет.</text:p>
            <text:p text:style-name="P15"/>
            <text:p text:style-name="P6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2">skype<text:span text:style-name="T1">: evgen_catfish</text:span></text:p>
            <text:p text:style-name="P3">адрес: Украина</text:p>
            <text:p text:style-name="P3"/>
            <text:p text:style-name="P20">ЯЗЫК</text:p>
            <text:p text:style-name="P17"/>
            <text:p text:style-name="P3">Английский: Pre-Intermediate</text:p>
            <text:p text:style-name="P16"/>
            <text:p text:style-name="P20">НАВЫКИ</text:p>
            <text:p text:style-name="P17"/>
            <text:p text:style-name="P3">Тестирование</text:p>
            <text:p text:style-name="P17"/>
            <text:list xml:id="list1881938251915954326" text:style-name="L5">
              <text:list-item>
                <text:p text:style-name="P12">Jira, Redmine</text:p>
              </text:list-item>
              <text:list-item>
                <text:p text:style-name="P12">Чек-листы, тест-кейсы</text:p>
              </text:list-item>
              <text:list-item>
                <text:p text:style-name="P12">Zephyr (Jira), Klaros</text:p>
              </text:list-item>
              <text:list-item>
                <text:p text:style-name="P12">Perfect Pixel (Figma)</text:p>
              </text:list-item>
              <text:list-item>
                <text:p text:style-name="P12">SiteAnalyzer</text:p>
              </text:list-item>
              <text:list-item>
                <text:p text:style-name="P12">OWASP ZAP</text:p>
              </text:list-item>
              <text:list-item>
                <text:p text:style-name="P12">Postman</text:p>
              </text:list-item>
            </text:list>
            <text:p text:style-name="P17"/>
            <text:p text:style-name="P3">Автоматизация</text:p>
            <text:p text:style-name="P17"/>
            <text:list xml:id="list8988737534685511605" text:style-name="L6">
              <text:list-item>
                <text:p text:style-name="P13">Selenium</text:p>
              </text:list-item>
              <text:list-item>
                <text:p text:style-name="P13">Appium (UIAutomator2)</text:p>
              </text:list-item>
              <text:list-item>
                <text:p text:style-name="P13">PageObject, StepsObject</text:p>
              </text:list-item>
              <text:list-item>
                <text:p text:style-name="P13">JUnit, TestNG</text:p>
              </text:list-item>
              <text:list-item>
                <text:p text:style-name="P13">Unittest, PyTest</text:p>
              </text:list-item>
              <text:list-item>
                <text:p text:style-name="P13">PHPUnit</text:p>
              </text:list-item>
              <text:list-item>
                <text:p text:style-name="P13">Codeception</text:p>
              </text:list-item>
              <text:list-item>
                <text:p text:style-name="P13">Selenide</text:p>
              </text:list-item>
              <text:list-item>
                <text:p text:style-name="P13">Cucumber</text:p>
              </text:list-item>
              <text:list-item>
                <text:p text:style-name="P13">WebdriverIO</text:p>
              </text:list-item>
              <text:list-item>
                <text:p text:style-name="P13">Robot</text:p>
              </text:list-item>
              <text:list-item>
                <text:p text:style-name="P13">Browser Hat</text:p>
              </text:list-item>
              <text:list-item>
                <text:p text:style-name="P13">JMeter</text:p>
              </text:list-item>
              <text:list-item>
                <text:p text:style-name="P13">Jenkins, TeamCity</text:p>
              </text:list-item>
              <text:list-item>
                <text:p text:style-name="P13">GitLab Runner CI/CD</text:p>
              </text:list-item>
              <text:list-item>
                <text:p text:style-name="P13">Java, Python, C#, PHP, JavaScript</text:p>
              </text:list-item>
            </text:list>
            <text:p text:style-name="P17"/>
            <text:p text:style-name="P3">Общее</text:p>
            <text:p text:style-name="P17"/>
            <text:list xml:id="list5594696404468124295" text:style-name="L7">
              <text:list-item>
                <text:p text:style-name="P14">Agile (Scrum)</text:p>
              </text:list-item>
              <text:list-item>
                <text:p text:style-name="P14">Git, GitLab, GitHub</text:p>
              </text:list-item>
              <text:list-item>
                <text:p text:style-name="P14">SQL Server, MySQL, Firebird</text:p>
              </text:list-item>
              <text:list-item>
                <text:p text:style-name="P14">Windows, Linux, Mac OS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4-09-27T11:42:39.53</dc:date>
    <meta:editing-duration>PT2H34M45S</meta:editing-duration>
    <meta:editing-cycles>42</meta:editing-cycles>
    <meta:document-statistic meta:table-count="5" meta:image-count="1" meta:object-count="0" meta:page-count="2" meta:paragraph-count="92" meta:word-count="413" meta:character-count="2971"/>
  </office:meta>
</office:document-meta>
</file>